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98b0" officeooo:paragraph-rsid="000898b0"/>
    </style:style>
    <style:style style:name="P2" style:family="paragraph" style:parent-style-name="Standard">
      <style:text-properties officeooo:rsid="0008a3a1" officeooo:paragraph-rsid="0008a3a1"/>
    </style:style>
    <style:style style:name="P3" style:family="paragraph" style:parent-style-name="Standard">
      <style:text-properties officeooo:rsid="0009ed0a" officeooo:paragraph-rsid="0009ed0a"/>
    </style:style>
    <style:style style:name="T1" style:family="text">
      <style:text-properties officeooo:rsid="000898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Á<text:span text:style-name="T1">lvaro Cabello Aguilar – Ac2Ud3</text:span></text:p>
      <text:p text:style-name="Standard"/>
      <text:p text:style-name="P1">1.a.- ¿Qué realiza el script?</text:p>
      <text:p text:style-name="P1">Añade la fecha de hoy al fichero “fichero.txt”</text:p>
      <text:p text:style-name="P1">Añade el tamaño del disco ocupado al fichero “fichero.txt”</text:p>
      <text:p text:style-name="P1">Si se puede ejecutar el comando anterior guarda la memoria total y disponible en el sistema en el fichero “fichero.txt”. Si no imprime por pantalla “E3”</text:p>
      <text:p text:style-name="P1">Luego, imprime for pantalla “Fin :” y la fecha actual.</text:p>
      <text:p text:style-name="P1">Si existe el fichero “fichero.txt” muestra por pantalla “Dentro IF” si no “Dentro ELSE”</text:p>
      <text:p text:style-name="P1">Devuelve el valor 1</text:p>
      <text:p text:style-name="P1">Sale del script con un código de estado 0 (exitoso)</text:p>
      <text:p text:style-name="P1"/>
      <text:p text:style-name="P1">1.b.-¿Qué errores tiene?</text:p>
      <text:p text:style-name="P2">En la línea 1 el shebang está mal escrito</text:p>
      <text:p text:style-name="P2">En la línea 6 df -h debería ir con $() para ser ejecutado</text:p>
      <text:p text:style-name="P2">En la línea 8 la condición debería ser $? -eq 0 </text:p>
      <text:p text:style-name="P2">En la línea 10 free -h debería ir con $()</text:p>
      <text:p text:style-name="P2">En la línea 14 falta el cierre del if</text:p>
      <text:p text:style-name="P2">En la línea 15 falta el $() para el date</text:p>
      <text:p text:style-name="P2">En la línea 23 el return sólo es válido para las funciones y nunca se ejecutará</text:p>
      <text:p text:style-name="P2"/>
      <text:p text:style-name="P2">**DUDA: if con dos corchetes? If [[ condicion ]]; then</text:p>
      <text:p text:style-name="P2"/>
      <text:p text:style-name="P2">1.c.- Propuestas para corregirlo y mejorarlo</text:p>
      <text:p text:style-name="P2"/>
      <text:p text:style-name="P2">#!/bin/env bash</text:p>
      <text:p text:style-name="P2"/>
      <text:p text:style-name="P2">_nombref=”fichero.txt”</text:p>
      <text:p text:style-name="P2">echo “Qué estará haciendo este script…”</text:p>
      <text:p text:style-name="P2">date » $_nombref</text:p>
      <text:p text:style-name="P2">echo “E1:” $(df -h) » $_nombref</text:p>
      <text:p text:style-name="P2"/>
      <text:p text:style-name="P2">if [[ $? -eq 0 ]]; then</text:p>
      <text:p text:style-name="P2"><text:tab/>echo “E2:” $(free -h) &gt;&gt; $_nombref</text:p>
      <text:p text:style-name="P2">else</text:p>
      <text:p text:style-name="P2"><text:tab/>echo “E3” » $_nombref</text:p>
      <text:p text:style-name="P2">fi</text:p>
      <text:p text:style-name="P2"/>
      <text:p text:style-name="P3">echo “Fin: “ $(date)</text:p>
      <text:p text:style-name="P2"/>
      <text:p text:style-name="P2">if [[ -s $_nombref ]]; then</text:p>
      <text:p text:style-name="P2"><text:tab/>echo “Dentro IF”</text:p>
      <text:p text:style-name="P2">else</text:p>
      <text:p text:style-name="P2"><text:tab/>echo “Dentro ELSE”</text:p>
      <text:p text:style-name="P2">fi</text:p>
      <text:p text:style-name="P2"/>
      <text:p text:style-name="P2">exit 0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WenQuanYi Micro Hei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WenQuanYi Micro Hei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1T11:49:15.489422472</meta:creation-date>
    <dc:date>2025-10-31T12:15:06.962788819</dc:date>
    <meta:editing-duration>PT3M35S</meta:editing-duration>
    <meta:editing-cycles>1</meta:editing-cycles>
    <meta:document-statistic meta:table-count="0" meta:image-count="0" meta:object-count="0" meta:page-count="1" meta:paragraph-count="36" meta:word-count="244" meta:character-count="1296" meta:non-whitespace-character-count="1082"/>
    <meta:generator>LibreOffice/24.2.4.2$Linux_X86_64 LibreOffice_project/51a6219feb6075d9a4c46691dcfe0cd9c4fff3c2</meta:generator>
  </office:meta>
</office:document-meta>
</file>